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erviceSamp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WebServiceSamp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erviceSamplerGui.actionPerformed( ActionEvent 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ebServiceSamplerGui.configure( Test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WebServiceSamplerGui.configureFromWSD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ServiceSamplerGui.modifyTestElement( TestEleme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ServiceSamp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ebServiceSamplerGui.browseWSD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ServiceSamp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Gui.WebServiceSamp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